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AF00000212BBE22E965D071582.png" manifest:media-type="image/png"/>
  <manifest:file-entry manifest:full-path="Pictures/100021B200008D2E00004F60B312A649B9EEC188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3" svg:font-family="'Courier New'" style:font-family-generic="modern" style:font-pitch="fixed"/>
    <style:font-face style:name="Courier New1" svg:font-family="'Courier New'" style:font-adornments="Bold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DejaVu Sans" svg:font-family="'DejaVu Sans'" style:font-pitch="variable"/>
    <style:font-face style:name="FreeSans" svg:font-family="FreeSans" style:font-pitch="variable"/>
    <style:font-face style:name="Liberation Sans4" svg:font-family="'Liberation Sans'" style:font-pitch="variable"/>
    <style:font-face style:name="Liberation Sans2" svg:font-family="'Liberation Sans'" style:font-adornments="Regular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000000" draw:auto-grow-height="true" draw:auto-grow-width="false" fo:max-height="0cm" fo:min-height="10.55cm"/>
    </style:style>
    <style:style style:name="gr3" style:family="graphic" style:parent-style-name="standard" style:list-style-name="L2">
      <style:graphic-properties draw:stroke="none" draw:fill="none" draw:auto-grow-height="false" draw:fit-to-size="shrink-to-fit" style:shrink-to-fit="true" fo:min-height="10.298cm"/>
    </style:style>
    <style:style style:name="pr1" style:family="presentation" style:parent-style-name="Metropolis-subtitle">
      <style:graphic-properties draw:fill-color="#ffffff" fo:min-height="9.951cm"/>
    </style:style>
    <style:style style:name="pr2" style:family="presentation" style:parent-style-name="Metropolis-notes">
      <style:graphic-properties draw:fill-color="#ffffff" draw:auto-grow-height="true" fo:min-height="14cm"/>
    </style:style>
    <style:style style:name="pr3" style:family="presentation" style:parent-style-name="Metropolis-title">
      <style:graphic-properties draw:auto-grow-height="true" fo:min-height="2cm"/>
    </style:style>
    <style:style style:name="pr4" style:family="presentation" style:parent-style-name="Metropolis-outline1">
      <style:graphic-properties fo:min-height="10.298cm"/>
    </style:style>
    <style:style style:name="pr5" style:family="presentation" style:parent-style-name="Metropolis-notes">
      <style:graphic-properties draw:fill-color="#ffffff" fo:min-height="14cm"/>
    </style:style>
    <style:style style:name="pr6" style:family="presentation" style:parent-style-name="Metropolis-title">
      <style:graphic-properties fo:min-height="2cm"/>
    </style:style>
    <style:style style:name="P1" style:family="paragraph">
      <loext:graphic-properties draw:fill-color="#ffffff"/>
    </style:style>
    <style:style style:name="P2" style:family="paragraph">
      <style:text-properties fo:color="#cccccc" style:font-name="Courier New" fo:font-size="17pt" style:font-size-asian="24pt" style:font-size-complex="24pt"/>
    </style:style>
    <style:style style:name="P3" style:family="paragraph">
      <loext:graphic-properties draw:fill="solid" draw:fill-color="#000000"/>
      <style:text-properties fo:color="#cccccc" style:font-name="Courier New" fo:font-size="17pt" style:font-size-asian="24pt" style:font-size-complex="24pt"/>
    </style:style>
    <style:style style:name="P4" style:family="paragraph">
      <style:text-properties fo:color="#cccccc" style:font-name="Courier New3" fo:font-size="16pt" style:font-size-asian="24pt" style:font-size-complex="24pt"/>
    </style:style>
    <style:style style:name="P5" style:family="paragraph">
      <loext:graphic-properties draw:fill="solid" draw:fill-color="#000000"/>
      <style:text-properties fo:color="#cccccc" style:font-name="Courier New3" fo:font-size="16pt" style:font-size-asian="24pt" style:font-size-complex="24pt"/>
    </style:style>
    <style:style style:name="P6" style:family="paragraph">
      <style:paragraph-properties fo:margin-left="0cm" fo:margin-right="0cm" fo:margin-top="0cm" fo:margin-bottom="0.374cm" fo:text-indent="0cm"/>
    </style:style>
    <style:style style:name="P7" style:family="paragraph">
      <loext:graphic-properties draw:fill="none"/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" style:family="text">
      <style:text-properties fo:font-size="40pt" style:font-size-asian="24pt" style:font-size-complex="24pt"/>
    </style:style>
    <style:style style:name="T2" style:family="text">
      <style:text-properties fo:font-size="22pt" style:font-size-asian="24pt" style:font-size-complex="24pt"/>
    </style:style>
    <style:style style:name="T3" style:family="text">
      <style:text-properties style:font-name="Courier New1" fo:font-size="21pt" fo:font-weight="bold" style:font-size-asian="24pt" style:font-size-complex="24pt"/>
    </style:style>
    <style:style style:name="T4" style:family="text">
      <style:text-properties style:font-name="Courier New1" fo:font-size="22pt" fo:font-weight="bold" style:font-size-asian="24pt" style:font-size-complex="24pt"/>
    </style:style>
    <style:style style:name="T5" style:family="text">
      <style:text-properties fo:color="#ffffff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" style:family="text">
      <style:text-properties fo:color="#ffffff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8" style:family="text">
      <style:text-properties fo:color="#cccccc" style:font-size-asian="24pt" style:font-size-complex="24pt"/>
    </style:style>
    <style:style style:name="T9" style:family="text">
      <style:text-properties fo:color="#cccccc" fo:font-weight="bold" style:font-size-asian="24pt" style:font-weight-asian="bold" style:font-size-complex="24pt" style:font-weight-complex="bold"/>
    </style:style>
    <style:style style:name="T10" style:family="text">
      <style:text-properties fo:color="#cccccc" style:font-name="Courier New3" fo:font-size="16pt" style:font-size-asian="24pt" style:font-size-complex="24pt"/>
    </style:style>
    <style:style style:name="T11" style:family="text">
      <style:text-properties fo:color="#cccccc" style:font-name="Courier New3" fo:font-size="16pt" fo:font-weight="bold" style:font-size-asian="24pt" style:font-weight-asian="bold" style:font-size-complex="24pt" style:font-weight-complex="bold"/>
    </style:style>
    <style:style style:name="T12" style:family="text">
      <style:text-properties style:font-name="Courier New" fo:font-size="22pt" style:font-size-asian="24pt" style:font-size-complex="24pt"/>
    </style:style>
    <style:style style:name="T13" style:family="text">
      <style:text-properties fo:color="#ffffff" style:text-outline="false" style:text-line-through-style="none" style:text-line-through-type="none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4" style:family="text">
      <style:text-properties fo:color="#ffffff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5" style:family="text">
      <style:text-properties fo:color="#ffffff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6" style:family="text">
      <style:text-properties fo:color="#ffffff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T17" style:family="text">
      <style:text-properties fo:color="#ffffff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32">
        <office:forms form:automatic-focus="false" form:apply-design-mode="false"/>
        <draw:frame presentation:style-name="pr1" draw:text-style-name="P1" draw:layer="layout" svg:width="14.8cm" svg:height="9.951cm" svg:x="6.6cm" svg:y="3.562cm" presentation:class="subtitle" presentation:user-transformed="true">
          <draw:text-box>
            <text:p><text:span text:style-name="T1">Software installation and Toolbelt</text:span></text:p>
            <text:p/>
            <text:p>Alastair Irvine &lt;alastair@plug.org.au&gt;</text:p>
            <text:p/>
            <text:p><text:span text:style-name="T2">Perth Linux Users' Group,</text:span><text:span text:style-name="T2"><text:line-break/></text:span><text:span text:style-name="T2">8 Feb 2022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2cm" svg:x="6.6cm" svg:y="0.6cm" presentation:class="title">
          <draw:text-box>
            <text:p>Introduction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Toolbelt</text:p>
                <text:list>
                  <text:list-item>
                    <text:p>A mid-level provisioning/orchestration tool that stops you having to care as much about the dependencies of your work.</text:p>
                  </text:list-item>
                  <text:list-item>
                    <text:p>Cross-platform</text:p>
                  </text:list-item>
                </text:list>
              </text:list-item>
              <text:list-item>
                <text:p>What is Unix?</text:p>
                <text:list>
                  <text:list-item>
                    <text:p>Anything with a <text:span text:style-name="T3">uname</text:span> command</text:p>
                  </text:list-item>
                  <text:list-item>
                    <text:p>From there you can check things like the distro</text:p>
                  </text:list-item>
                  <text:list-item>
                    <text:p>The <text:span text:style-name="T4">lsb_release</text:span> command helps with this, but is often missing</text:p>
                  </text:list-item>
                </text:list>
              </text:list-item>
              <text:list-item>
                <text:p>Linux distributions and packag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cm" svg:x="6.6cm" svg:y="0.6cm" presentation:class="title" presentation:user-transformed="true">
          <draw:text-box>
            <text:p>Linux Package Security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Most OSes secure packages using public key cryptography</text:p>
              </text:list-item>
              <text:list-item>
                <text:p>Each Linux distro comes pre-installed with distro’s public keys</text:p>
              </text:list-item>
              <text:list-item>
                <text:p>These keys “authenticate” (verify) packages downloaded by the packaging tool from the distro’s package archive</text:p>
              </text:list-item>
              <text:list-item>
                <text:p>Package versions are locked to the distro release</text:p>
                <text:list>
                  <text:list-item>
                    <text:p>bug/security fixes ONLY</text:p>
                  </text:list-item>
                </text:list>
              </text:list-item>
              <text:list-item>
                <text:p>The distro can be configured to automatically install new packages that were built with security fix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cm" svg:x="6.6cm" svg:y="0.6cm" presentation:class="title">
          <draw:text-box>
            <text:p><text:span text:style-name="T5">3rd-party Software </text:span>Security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Good luck, I guess???</text:p>
              </text:list-item>
              <text:list-item>
                <text:p>No really, there are no standards or recommended methods for ensuring any piece of software is official or safe</text:p>
              </text:list-item>
              <text:list-item>
                <text:p>You may have to end up using <text:span text:style-name="T4">gpgv</text:span> to verify a signatures file, then run a signature verification tool to ensure that what you downloaded was actually generated by the software author</text:p>
              </text:list-item>
              <text:list-item>
                <text:p>If you’re lucky, a 3rd-party package archive is available</text:p>
                <text:list>
                  <text:list-item>
                    <text:p>These are distro-specific, and require work to set up</text:p>
                  </text:list-item>
                </text:list>
              </text:list-item>
              <text:list-item>
                <text:p>All of the above relies on reading the project’s web site or (shudder) ServerFaul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cm" svg:x="6.6cm" svg:y="0.6cm" presentation:class="title">
          <draw:text-box>
            <text:p>Toolbelt principles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Complexity level</text:p>
                <text:list>
                  <text:list-item>
                    <text:p>“Mid” i.e. higher level than tar, but lower level than Ansible or Terraform</text:p>
                  </text:list-item>
                  <text:list-item>
                    <text:p>Runs on the server itself</text:p>
                  </text:list-item>
                </text:list>
              </text:list-item>
              <text:list-item>
                <text:p>Verification methods (* = baked into Toolbelt)</text:p>
                <text:list>
                  <text:list-item>
                    <text:p>3rd-party package archives: similar to OS packages, using a key*</text:p>
                  </text:list-item>
                  <text:list-item>
                    <text:p>Digest (eg. SHA-384) checking using <text:span text:style-name="T4">openssl dgst</text:span> and a key*</text:p>
                  </text:list-item>
                  <text:list-item>
                    <text:p><text:span text:style-name="T6">basic digest, e.g. securely downloaded </text:span>SHA-384 of a file</text:p>
                  </text:list-item>
                  <text:list-item>
                    <text:p><text:span text:style-name="T4">gpgv</text:span> signature checking using a key*</text:p>
                  </text:list-item>
                </text:list>
              </text:list-item>
              <text:list-item>
                <text:p>Entities</text:p>
                <text:list>
                  <text:list-item>
                    <text:p>Tools and other software</text:p>
                  </text:list-item>
                </text:list>
              </text:list-item>
              <text:list-item>
                <text:p>Dependenc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cm" svg:x="6.6cm" svg:y="0.6cm" presentation:class="title">
          <draw:text-box>
            <text:p>Risks and trade-offs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<text:span text:style-name="T7">OS package </text:span>versions are locked to the distro release</text:p>
                <text:list>
                  <text:list-item>
                    <text:p>This is to allow for stable dependency versions</text:p>
                  </text:list-item>
                  <text:list-item>
                    <text:p>Frequent release upgrades are important, but not always practical</text:p>
                  </text:list-item>
                </text:list>
              </text:list-item>
              <text:list-item>
                <text:p>Backports are good, but might not be maintained properly</text:p>
              </text:list-item>
              <text:list-item>
                <text:p>3rd-party package archives are at the vendor’s discretion</text:p>
                <text:list>
                  <text:list-item>
                    <text:p>Might not provide any security updates</text:p>
                  </text:list-item>
                  <text:list-item>
                    <text:p>Can result in unpredictable version changes; use package pinning</text:p>
                  </text:list-item>
                </text:list>
              </text:list-item>
              <text:list-item>
                <text:p>Everything else is the “wild west” in terms of security</text:p>
                <text:list>
                  <text:list-item>
                    <text:p>A given version can remain in use for years or decad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3T19">
        <office:forms form:automatic-focus="false" form:apply-design-mode="false"/>
        <draw:frame presentation:style-name="pr3" draw:layer="layout" svg:width="14.8cm" svg:height="2cm" svg:x="6.6cm" svg:y="0.6cm" presentation:class="title">
          <draw:text-box>
            <text:p>Toolbelt example (1)</text:p>
          </draw:text-box>
        </draw:frame>
        <draw:frame draw:style-name="gr2" draw:text-style-name="P3" draw:layer="layout" svg:width="25.6cm" svg:height="11.019cm" svg:x="1cm" svg:y="3.6cm">
          <draw:text-box>
            <text:p text:style-name="P2"><text:span text:style-name="T8">$ </text:span><text:span text:style-name="T9">toolbelt list-entities</text:span><text:span text:style-name="T8"><text:line-break/></text:span><text:span text:style-name="T8">aws-cli <text:s text:c="18"/></text:span></text:p>
            <text:p text:style-name="P2"><text:span text:style-name="T8">aws-vault <text:s text:c="16"/></text:span></text:p>
            <text:p text:style-name="P2"><text:span text:style-name="T8">boring <text:s text:c="19"/>Strip ANSI escape sequences</text:span></text:p>
            <text:p text:style-name="P2"><text:span text:style-name="T8">certbot-apache <text:s text:c="11"/></text:span></text:p>
            <text:p text:style-name="P2"><text:span text:style-name="T8">certbot-nginx <text:s text:c="12"/></text:span></text:p>
            <text:p text:style-name="P2"><text:span text:style-name="T8">composer <text:s text:c="17"/>A Dependency Manager for PHP</text:span></text:p>
            <text:p text:style-name="P2"><text:span text:style-name="T8">jenkins <text:s text:c="18"/>An open source automation server</text:span></text:p>
            <text:p text:style-name="P2"><text:span text:style-name="T8">mina <text:s text:c="21"/>Blazing fast application deployment tool</text:span></text:p>
            <text:p text:style-name="P2"><text:span text:style-name="T8">powershell <text:s text:c="15"/></text:span></text:p>
            <text:p text:style-name="P2"><text:span text:style-name="T8">pushb <text:s text:c="20"/>Similar to pushd/popd, except on git branches within a repo</text:span></text:p>
            <text:p text:style-name="P2"><text:span text:style-name="T8">steam <text:s text:c="20"/>Launcher for the Steam software distribution service</text:span></text:p>
            <text:p text:style-name="P2"><text:span text:style-name="T8">terraform <text:s text:c="16"/>High-level cloud provisioning tool</text:span></text:p>
            <text:p text:style-name="P2"><text:span text:style-name="T8">wp-cli <text:s text:c="19"/>WordPress command-line interfac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3T19">
        <office:forms form:automatic-focus="false" form:apply-design-mode="false"/>
        <draw:frame presentation:style-name="pr3" draw:layer="layout" svg:width="14.8cm" svg:height="2cm" svg:x="6.6cm" svg:y="0.6cm" presentation:class="title">
          <draw:text-box>
            <text:p>Toolbelt example (2)</text:p>
          </draw:text-box>
        </draw:frame>
        <draw:frame draw:style-name="gr2" draw:text-style-name="P5" draw:layer="layout" svg:width="25.6cm" svg:height="11.753cm" svg:x="1cm" svg:y="3.6cm">
          <draw:text-box>
            <text:p text:style-name="P4"><text:span text:style-name="T10">$ </text:span><text:span text:style-name="T11">toolbelt install boring</text:span><text:span text:style-name="T10"><text:line-break/></text:span><text:span text:style-name="T10">* Installing 'boring'</text:span></text:p>
            <text:p text:style-name="P4"><text:span text:style-name="T10">** Running "apt-get install -y rubygems"</text:span></text:p>
            <text:p text:style-name="P4"><text:span text:style-name="T10">Reading package lists... Done</text:span></text:p>
            <text:p text:style-name="P4"><text:span text:style-name="T10">[...]</text:span></text:p>
            <text:p text:style-name="P4"><text:span text:style-name="T10">The following NEW packages will be installed:</text:span></text:p>
            <text:p text:style-name="P4"><text:span text:style-name="T10"><text:s text:c="2"/></text:span><text:span text:style-name="T10">fonts-lato javascript-common libjs-jquery libruby2.3 rake ruby</text:span></text:p>
            <text:p text:style-name="P4"><text:span text:style-name="T10">[...]</text:span></text:p>
            <text:p text:style-name="P4"><text:span text:style-name="T10">Setting up ruby (1:2.3.3) ...</text:span></text:p>
            <text:p text:style-name="P4"><text:span text:style-name="T10">Processing triggers for libc-bin (2.24-11+deb9u4) ...</text:span></text:p>
            <text:p text:style-name="P4"><text:span text:style-name="T10">** Running "gem install boring"</text:span></text:p>
            <text:p text:style-name="P4"><text:span text:style-name="T10">Fetching: boring-0.1.0.gem (100%)</text:span></text:p>
            <text:p text:style-name="P4"><text:span text:style-name="T10">Successfully installed boring-0.1.0</text:span></text:p>
            <text:p text:style-name="P4"><text:span text:style-name="T10">Parsing documentation for boring-0.1.0</text:span></text:p>
            <text:p text:style-name="P4"><text:span text:style-name="T10">Installing ri documentation for boring-0.1.0</text:span></text:p>
            <text:p text:style-name="P4"><text:span text:style-name="T10">Done installing documentation for boring after 0 seconds</text:span></text:p>
            <text:p text:style-name="P4"><text:span text:style-name="T10">1 gem installed</text:span></text:p>
            <text:p text:style-name="P4"><text:span text:style-name="T10">* Done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cm" svg:x="6.6cm" svg:y="0.6cm" presentation:class="title">
          <draw:text-box>
            <text:p>Toolbelt installation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Remote: <text:span text:style-name="T12">bootstrap/install.yaml</text:span> (requires Ansible)</text:p>
              </text:list-item>
              <text:list-item>
                <text:p>Local: <text:span text:style-name="T12">bootstrap/install.sh</text:span></text:p>
              </text:list-item>
              <text:list-item>
                <text:p text:style-name="P6"><text:span text:style-name="T13">Installs to </text:span><text:span text:style-name="T14">/usr/local/bin/toolbelt</text:span><text:span text:style-name="T13"> and </text:span><text:span text:style-name="T14">/usr/local/share/toolbelt/</text:span><text:span text:style-name="T7">... </text:span></text:p>
              </text:list-item>
              <text:list-item>
                <text:p>Creates <text:span text:style-name="T12">/var/lib/toolbelt/</text:span> <text:s/></text:p>
              </text:list-item>
              <text:list-item>
                <text:p><text:span text:style-name="T7">Note: RedHat/CentOS/AmazonLinux </text:span><text:span text:style-name="T15">sudo</text:span><text:span text:style-name="T7"> doesn’t look in </text:span><text:span text:style-name="T14">/usr/local/*bin/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cm" svg:x="6.6cm" svg:y="0.6cm" presentation:class="title">
          <draw:text-box>
            <text:p>Extending Toolbelt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Live demo: Sandstor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draw:style-name="gr3" draw:text-style-name="P7" draw:layer="layout" svg:width="25.2cm" svg:height="10.548cm" svg:x="1.4cm" svg:y="3.8cm">
          <draw:text-box>
            <text:list text:style-name="L2">
              <text:list-item>
                <text:p text:style-name="P6"><text:span text:style-name="T7">Projects</text:span></text:p>
                <text:list>
                  <text:list-item>
                    <text:p text:style-name="P6"><text:span text:style-name="T6">Project creation, à la </text:span><text:span text:style-name="T15">create-react-app</text:span><text:span text:style-name="T6"> /</text:span><text:span text:style-name="T6"><text:line-break/></text:span><text:span text:style-name="T16">composer create-project</text:span><text:span text:style-name="T17"> / </text:span><text:span text:style-name="T16">composer init</text:span></text:p>
                  </text:list-item>
                </text:list>
              </text:list-item>
              <text:list-item>
                <text:p text:style-name="P6"><text:span text:style-name="T7">Components</text:span></text:p>
                <text:list>
                  <text:list-item>
                    <text:p text:style-name="P6"><text:span text:style-name="T7">E.g. Laravel’s </text:span><text:span text:style-name="T16">artisan make:controller</text:span><text:span text:style-name="T7"> </text:span></text:p>
                  </text:list-item>
                  <text:list-item>
                    <text:p text:style-name="P6"><text:span text:style-name="T7">Or PHP’s </text:span><text:span text:style-name="T16">composer require robmorgan/phinx</text:span></text:p>
                  </text:list-item>
                  <text:list-item>
                    <text:p text:style-name="P6"><text:span text:style-name="T7">Or Python </text:span><text:span text:style-name="T16">pipenv install click</text:span></text:p>
                  </text:list-item>
                </text:list>
              </text:list-item>
              <text:list-item>
                <text:p text:style-name="P6"><text:span text:style-name="T7">Riders</text:span></text:p>
                <text:list>
                  <text:list-item>
                    <text:p text:style-name="P6"><text:span text:style-name="T7">Install custom config when a given tool is installed</text:span></text:p>
                  </text:list-item>
                  <text:list-item>
                    <text:p text:style-name="P6"><text:span text:style-name="T6">Always choose “option B” during setup of </text:span><text:span text:style-name="T7">a given tool</text:span></text:p>
                  </text:list-item>
                </text:list>
              </text:list-item>
              <text:list-item>
                <text:p text:style-name="P6"><text:span text:style-name="T7">Generate Ansible playbook for an entity</text:span></text:p>
              </text:list-item>
            </text:list>
          </draw:text-box>
        </draw:frame>
        <draw:frame presentation:style-name="pr3" draw:layer="layout" svg:width="14.8cm" svg:height="2cm" svg:x="6.6cm" svg:y="0.6cm" presentation:class="title">
          <draw:text-box>
            <text:p>Future featur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cm" svg:x="6.6cm" svg:y="0.6cm" presentation:class="title">
          <draw:text-box>
            <text:p>Conclusion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If software isn't packaged by your OS vendor, or you need a newer version, use Toolbelt.</text:p>
              </text:list-item>
              <text:list-item>
                <text:p>Use Backports package archive instead, where applicable.</text:p>
              </text:list-item>
              <text:list-item>
                <text:p>It might be better to create a development environment that mimics production, e.g. use a VM on your laptop or install an older release of your OS using a tool like <text:span text:style-name="T4">schroot</text:span>.</text:p>
                <text:list>
                  <text:list-item>
                    <text:p>This could be easier than trying to get the newest version of a piece of server software to run on an older distro release</text:p>
                  </text:list-item>
                </text:list>
              </text:list-item>
              <text:list-item>
                <text:p>Upgrading the OS (now possible with CentOS 7 onwards) is usually the best op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cm" svg:x="6.6cm" svg:y="0.6cm" presentation:class="title">
          <draw:text-box>
            <text:p>Questions?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https://github.com/unixnut/Toolbelt</text:p>
              </text:list-item>
              <text:list-item>
                <text:p>https://github.com/unixnut/Software-installation-and-Toolbelt-talk</text:p>
              </text:list-item>
              <text:list-item>
                <text:p>Alastair Irvine &lt;alastair@plug.org.au&gt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3" svg:font-family="'Courier New'" style:font-family-generic="modern" style:font-pitch="fixed"/>
    <style:font-face style:name="Courier New1" svg:font-family="'Courier New'" style:font-adornments="Bold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DejaVu Sans" svg:font-family="'DejaVu Sans'" style:font-pitch="variable"/>
    <style:font-face style:name="FreeSans" svg:font-family="FreeSans" style:font-pitch="variable"/>
    <style:font-face style:name="Liberation Sans4" svg:font-family="'Liberation Sans'" style:font-pitch="variable"/>
    <style:font-face style:name="Liberation Sans2" svg:font-family="'Liberation Sans'" style:font-adornments="Regular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2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text-properties fo:color="#000000" fo:font-size="14pt"/>
    </style:style>
    <style:style style:name="MP9" style:family="paragraph">
      <loext:graphic-properties draw:fill="none" draw:fill-color="#ffffff"/>
      <style:text-properties fo:color="#000000" fo:font-size="14pt"/>
    </style:style>
    <style:style style:name="MP10" style:family="paragraph">
      <style:paragraph-properties fo:text-align="end"/>
      <style:text-properties fo:color="#000000" fo:font-size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loext:mime-type="image/svg+xml">
          <text:p/>
        </draw:image>
        <draw:image xlink:href="Pictures/10000201000003AF00000212BBE22E965D071582.png" xlink:type="simple" xlink:show="embed" xlink:actuate="onLoad" loext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08T14:56:01.153505693</meta:creation-date>
    <meta:editing-duration>PT39M33S</meta:editing-duration>
    <meta:editing-cycles>13</meta:editing-cycles>
    <meta:generator>LibreOffice/6.1.5.2$Linux_X86_64 LibreOffice_project/10$Build-2</meta:generator>
    <dc:title>Software installation and Toolbelt talk</dc:title>
    <meta:initial-creator>Alastair Irvine</meta:initial-creator>
    <dc:description>A talk to be given at the [Perth Linux Users' Group][PLUG] on 8 Feb 2022.                           
    [PLUG]: http://www.plug.org.au/</dc:description>
    <meta:keyword>software</meta:keyword>
    <dc:subject>Toolbelt</dc:subject>
    <dc:date>2022-02-08T17:01:57.014226693</dc:date>
    <dc:creator>Alastair Irvine</dc:creator>
    <meta:document-statistic meta:object-count="73"/>
    <meta:template xlink:type="simple" xlink:actuate="onRequest" xlink:title="Metropolis" xlink:href="../plug_2022-02-08.odp" meta:date="2022-02-08T14:55:57.964375016"/>
  </office:meta>
</office:document-meta>
</file>